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5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6" style:family="graphic" style:parent-style-name="objectwithoutfill">
      <style:graphic-properties draw:fill="none" draw:fill-color="#cccccc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77cm" svg:height="2.043cm" svg:x="0.665cm" svg:y="10.952cm">
          <text:p text:style-name="P1">Game play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42cm" svg:height="2.54cm" svg:x="0.454cm" svg:y="3.556cm">
          <text:p text:style-name="P1">Speech recogniz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2cm" svg:height="2.54cm" svg:x="7.874cm" svg:y="3.564cm">
          <text:p text:style-name="P1">Speech to </text:p>
          <text:p text:style-name="P1">text conver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04cm" svg:height="2.032cm" svg:x="16.002cm" svg:y="3.81cm">
          <text:p text:style-name="P1">Parsing and</text:p>
          <text:p text:style-name="P1"><text:s/>infer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414cm" svg:height="2.54cm" svg:x="6.604cm" svg:y="10.668cm">
          <text:p text:style-name="P1">World knowledge </text:p>
          <text:p text:style-name="P1">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5cm" svg:height="2.032cm" svg:x="9.806cm" svg:y="6.658cm">
          <text:p text:style-name="P1">Representation to</text:p>
          <text:p text:style-name="P1"><text:s/>Knowledge 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2.286cm" svg:x="7.62cm" svg:y="15.24cm">
          <text:p text:style-name="P1">N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2.032cm" svg:x="13.362cm" svg:y="18.342cm">
          <text:p text:style-name="P1">Private K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334cm" svg:height="2.54cm" svg:x="21.844cm" svg:y="6.858cm">
          <text:p text:style-name="P1">Transformation to</text:p>
          <text:p text:style-name="P1"><text:s/>a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62cm" svg:height="2.032cm" svg:x="20.066cm" svg:y="11.684cm">
          <text:p text:style-name="P1">GUI updates and </text:p>
          <text:p text:style-name="P1">game event chan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794cm" svg:height="3.474cm" svg:x="1.578cm" svg:y="14.2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" draw:layer="layout" svg:width="2.864cm" svg:height="1.216cm" svg:x="1.524cm" svg:y="15.494cm">
          <draw:text-box>
            <text:p text:style-name="P1">User KB</text:p>
          </draw:text-box>
        </draw:frame>
        <draw:line draw:style-name="gr5" draw:text-style-name="P1" draw:layer="layout" svg:x1="2.894cm" svg:y1="14.732cm" svg:x2="2.894cm" svg:y2="12.995cm">
          <text:p/>
        </draw:line>
        <draw:line draw:style-name="gr5" draw:text-style-name="P1" draw:layer="layout" svg:x1="2.794cm" svg:y1="10.952cm" svg:x2="2.794cm" svg:y2="6.096cm">
          <text:p/>
        </draw:line>
        <draw:line draw:style-name="gr5" draw:text-style-name="P1" draw:layer="layout" svg:x1="6.296cm" svg:y1="4.826cm" svg:x2="7.874cm" svg:y2="4.826cm">
          <text:p/>
        </draw:line>
        <draw:line draw:style-name="gr5" draw:text-style-name="P1" draw:layer="layout" svg:x1="14.986cm" svg:y1="4.826cm" svg:x2="16.002cm" svg:y2="4.826cm">
          <text:p/>
        </draw:line>
        <draw:line draw:style-name="gr6" draw:text-style-name="P1" draw:layer="layout" svg:x1="20.486cm" svg:y1="5.776cm" svg:x2="20.486cm" svg:y2="7.554cm">
          <text:p/>
        </draw:line>
        <draw:line draw:style-name="gr6" draw:text-style-name="P1" draw:layer="layout" svg:x1="17.526cm" svg:y1="5.842cm" svg:x2="17.526cm" svg:y2="7.62cm">
          <text:p/>
        </draw:line>
        <draw:line draw:style-name="gr5" draw:text-style-name="P1" draw:layer="layout" svg:x1="17.526cm" svg:y1="7.62cm" svg:x2="16.256cm" svg:y2="7.62cm">
          <text:p/>
        </draw:line>
        <draw:line draw:style-name="gr5" draw:text-style-name="P1" draw:layer="layout" svg:x1="10.922cm" svg:y1="8.69cm" svg:x2="10.922cm" svg:y2="10.668cm">
          <text:p/>
        </draw:line>
        <draw:line draw:style-name="gr5" draw:text-style-name="P1" draw:layer="layout" svg:x1="5.542cm" svg:y1="11.938cm" svg:x2="6.604cm" svg:y2="11.938cm">
          <text:p/>
        </draw:line>
        <draw:line draw:style-name="gr5" draw:text-style-name="P1" draw:layer="layout" svg:x1="20.486cm" svg:y1="7.554cm" svg:x2="21.844cm" svg:y2="7.62cm">
          <text:p/>
        </draw:line>
        <draw:line draw:style-name="gr5" draw:text-style-name="P1" draw:layer="layout" svg:x1="23.876cm" svg:y1="9.398cm" svg:x2="23.876cm" svg:y2="11.684cm">
          <text:p/>
        </draw:line>
        <draw:custom-shape draw:style-name="gr2" draw:text-style-name="P1" draw:layer="layout" svg:width="4.318cm" svg:height="2.286cm" svg:x="13.254cm" svg:y="15.186cm">
          <text:p text:style-name="P1">N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2.286cm" svg:x="7.62cm" svg:y="15.24cm">
          <text:p text:style-name="P1">N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2.286cm" svg:x="7.62cm" svg:y="15.24cm">
          <text:p text:style-name="P1">N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18cm" svg:height="2.032cm" svg:x="7.62cm" svg:y="18.396cm">
          <text:p text:style-name="P1">Private K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9.906cm" svg:y1="18.396cm" svg:x2="9.906cm" svg:y2="17.526cm">
          <text:p/>
        </draw:line>
        <draw:line draw:style-name="gr5" draw:text-style-name="P1" draw:layer="layout" svg:x1="15.748cm" svg:y1="18.342cm" svg:x2="15.748cm" svg:y2="17.472cm">
          <text:p/>
        </draw:line>
        <draw:line draw:style-name="gr5" draw:text-style-name="P1" draw:layer="layout" svg:x1="8.89cm" svg:y1="15.24cm" svg:x2="8.89cm" svg:y2="13.208cm">
          <text:p/>
        </draw:line>
        <draw:line draw:style-name="gr5" draw:text-style-name="P1" draw:layer="layout" svg:x1="14.986cm" svg:y1="15.186cm" svg:x2="14.986cm" svg:y2="13.208cm">
          <text:p/>
        </draw:lin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shikanth </meta:initial-creator>
    <meta:creation-date>2012-12-29T07:46:52</meta:creation-date>
    <meta:editing-duration>P0D</meta:editing-duration>
    <meta:editing-cycles>1</meta:editing-cycles>
    <meta:generator>LibreOffice/3.4$Linux LibreOffice_project/340m1$Build-402</meta:generator>
    <meta:document-statistic meta:object-count="54"/>
  </office:meta>
</office:document-meta>
</file>